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2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4" table:number-columns-repeated="50" table:default-cell-style-name="ce1"/>
        <table:table-row table:style-name="ro1">
          <table:table-cell office:value-type="string" calcext:value-type="string">
            <text:p>Total number of Documents</text:p>
          </table:table-cell>
          <table:table-cell/>
          <table:table-cell table:style-name="ce5" office:value-type="string" calcext:value-type="string" table:number-columns-spanned="5" table:number-rows-spanned="1">
            <text:p>Term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5" table:number-rows-spanned="1">
            <text:p>Figure 1. Term Frequency</text:p>
          </table:table-cell>
          <table:covered-table-cell table:style-name="ce5"/>
          <table:covered-table-cell table:number-columns-repeated="3"/>
          <table:table-cell table:number-columns-repeated="5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Document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ation</text:p>
          </table:table-cell>
          <table:table-cell/>
          <table:table-cell table:style-name="ce5" office:value-type="string" calcext:value-type="string">
            <text:p>Document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ation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omputer Information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D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5"/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D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5"/>
          <table:table-cell table:number-columns-repeated="5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Figure 1. Term Frequency</text:p>
          </table:table-cell>
          <table:covered-table-cell table:number-columns-repeated="4"/>
          <table:table-cell table:number-columns-repeated="3"/>
          <table:table-cell table:style-name="ce5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Figure 2. Document Frequencie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5" table:number-rows-spanned="1">
            <text:p>Figure 2. Document Frequencies</text:p>
          </table:table-cell>
          <table:covered-table-cell table:number-columns-repeated="4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Term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ation</text:p>
          </table:table-cell>
          <table:table-cell/>
          <table:table-cell table:style-name="ce5" office:value-type="string" calcext:value-type="string">
            <text:p>Term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ation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Frequency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5" office:value-type="string" calcext:value-type="string">
            <text:p>Frequency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Frequency</text:p>
          </table:table-cell>
          <table:table-cell table:formula="of:=LOG(  [.$A$2]/[.C$10] ; 2  )" office:value-type="float" office:value="3.32192809488736" calcext:value-type="float">
            <text:p>3.32192809488736</text:p>
          </table:table-cell>
          <table:table-cell table:formula="of:=LOG(  [.$A$2]/[.D$10] ; 2  )" office:value-type="float" office:value="3.83650126771712" calcext:value-type="float">
            <text:p>3.83650126771712</text:p>
          </table:table-cell>
          <table:table-cell table:formula="of:=LOG(  [.$A$2]/[.E$10] ; 2  )" office:value-type="float" office:value="2.18442457113743" calcext:value-type="float">
            <text:p>2.18442457113743</text:p>
          </table:table-cell>
          <table:table-cell table:formula="of:=LOG(  [.$A$2]/[.F$10] ; 2  )" office:value-type="float" office:value="3.64385618977473" calcext:value-type="float">
            <text:p>3.64385618977473</text:p>
          </table:table-cell>
          <table:table-cell table:formula="of:=LOG(  [.$A$2]/[.G$10] ; 2  )" office:value-type="float" office:value="3.18442457113743" calcext:value-type="float">
            <text:p>3.18442457113743</text:p>
          </table:table-cell>
          <table:table-cell/>
          <table:table-cell table:style-name="ce5" office:value-type="string" calcext:value-type="string">
            <text:p>Frequency</text:p>
          </table:table-cell>
          <table:table-cell table:formula="of:=COM.MICROSOFT.IFS([.J3]=0;0;[.J3]=1;(1+LOG(  [.J3]; 2  ))*LOG(  1000/[.J$10] ; 2  ))" office:value-type="float" office:value="0" calcext:value-type="float">
            <text:p>0</text:p>
          </table:table-cell>
          <table:table-cell table:formula="of:=COM.MICROSOFT.IFS([.K3]=0;0;[.K3]=1;(1+LOG(  [.K3]; 2  ))*LOG(  1000/[.K$10] ; 2  ))" office:value-type="float" office:value="0" calcext:value-type="float">
            <text:p>0</text:p>
          </table:table-cell>
          <table:table-cell table:formula="of:=COM.MICROSOFT.IFS([.L3]=0;0;[.L3]=1;(1+LOG(  [.L3]; 2  ))*LOG(  1000/[.L$10] ; 2  ))" office:value-type="float" office:value="2.18442457113743" calcext:value-type="float">
            <text:p>2.18442457113743</text:p>
          </table:table-cell>
          <table:table-cell table:formula="of:=COM.MICROSOFT.IFS([.M3]=0;0;[.M3]=1;(1+LOG(  [.M3]; 2  ))*LOG(  1000/[.M$10] ; 2  ))" office:value-type="float" office:value="0" calcext:value-type="float">
            <text:p>0</text:p>
          </table:table-cell>
          <table:table-cell table:formula="of:=COM.MICROSOFT.IFS([.N3]=0;0;[.N3]=1;(1+LOG(  [.N3]; 2  ))*LOG(  1000/[.N$10] ; 2  ))" office:value-type="float" office:value="3.18442457113743" calcext:value-type="float">
            <text:p>3.18442457113743</text:p>
          </table:table-cell>
          <table:table-cell table:formula="of:=SUM([.J11:.N11])" office:value-type="float" office:value="5.36884914227486" calcext:value-type="float">
            <text:p>5.36884914227486</text:p>
          </table:table-cell>
          <table:table-cell table:number-columns-repeated="49"/>
        </table:table-row>
        <table:table-row table:style-name="ro1">
          <table:table-cell table:number-columns-repeated="8"/>
          <table:table-cell table:style-name="ce5"/>
          <table:table-cell table:number-columns-repeated="55"/>
        </table:table-row>
        <table:table-row table:style-name="ro1">
          <table:table-cell table:number-columns-repeated="2"/>
          <table:table-cell table:style-name="ce5" table:number-columns-spanned="5" table:number-rows-spanned="1"/>
          <table:covered-table-cell table:number-columns-repeated="4"/>
          <table:table-cell/>
          <table:table-cell table:style-name="ce5"/>
          <table:table-cell table:number-columns-repeated="55"/>
        </table:table-row>
        <table:table-row table:style-name="ro1">
          <table:table-cell table:number-columns-repeated="8"/>
          <table:table-cell table:style-name="ce5"/>
          <table:table-cell table:number-columns-repeated="55"/>
        </table:table-row>
        <table:table-row table:style-name="ro1">
          <table:table-cell table:number-columns-repeated="8"/>
          <table:table-cell table:style-name="ce5"/>
          <table:table-cell/>
          <table:table-cell table:style-name="ce5"/>
          <table:table-cell table:number-columns-repeated="53"/>
        </table:table-row>
        <table:table-row table:style-name="ro1" table:number-rows-repeated="2">
          <table:table-cell table:number-columns-repeated="9"/>
          <table:table-cell table:style-name="ce5"/>
          <table:table-cell table:number-columns-repeated="54"/>
        </table:table-row>
        <table:table-row table:style-name="ro1" table:number-rows-repeated="2">
          <table:table-cell table:number-columns-repeated="9"/>
          <table:table-cell table:style-name="ce5"/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8"/>
          <table:table-cell table:style-name="ce5"/>
          <table:table-cell table:number-columns-repeated="3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Term</text:p>
          </table:table-cell>
          <table:covered-table-cell table:number-columns-repeated="4"/>
          <table:table-cell table:number-columns-repeated="3"/>
          <table:table-cell table:style-name="ce5"/>
          <table:table-cell/>
          <table:table-cell table:style-name="Default"/>
          <table:table-cell table:number-columns-repeated="51"/>
        </table:table-row>
        <table:table-row table:style-name="ro2">
          <table:table-cell/>
          <table:table-cell table:style-name="ce5" office:value-type="string" calcext:value-type="string">
            <text:p>Document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ation</text:p>
          </table:table-cell>
          <table:table-cell/>
          <table:table-cell table:style-name="ce5" office:value-type="string" calcext:value-type="string">
            <text:p>Document</text:p>
          </table:table-cell>
          <table:table-cell table:style-name="ce4" office:value-type="string" calcext:value-type="string">
            <text:p>Cosine similarity to q=”Computer Information”</text:p>
          </table:table-cell>
          <table:table-cell/>
          <table:table-cell table:style-name="ce5" office:value-type="string" calcext:value-type="string">
            <text:p>Vector Length</text:p>
          </table:table-cell>
          <table:table-cell table:number-columns-repeated="2"/>
          <table:table-cell table:style-name="Default"/>
          <table:table-cell table:style-name="ce5"/>
          <table:table-cell table:number-columns-repeated="48"/>
        </table:table-row>
        <table:table-row table:style-name="ro1">
          <table:table-cell/>
          <table:table-cell table:style-name="ce5" office:value-type="string" calcext:value-type="string">
            <text:p>D1</text:p>
          </table:table-cell>
          <table:table-cell table:formula="of:=IF([.C3]&gt;0;  (   1+LOG([.C3];2)  )*LOG(  [.$A$2]/[.C$10] ; 2  )  ;0)" office:value-type="float" office:value="9.96578428466209" calcext:value-type="float">
            <text:p>9.96578428466209</text:p>
          </table:table-cell>
          <table:table-cell table:formula="of:=IF([.D3]&gt;0;  (   1+LOG([.D3];2)  )*LOG(  [.$A$2]/[.D$10] ; 2  )  ;0)" office:value-type="float" office:value="16.5810826150176" calcext:value-type="float">
            <text:p>16.5810826150176</text:p>
          </table:table-cell>
          <table:table-cell table:formula="of:=IF([.E3]&gt;0;  (   1+LOG([.E3];2)  )*LOG(  [.$A$2]/[.E$10] ; 2  )  ;0)" office:value-type="float" office:value="4.36884914227486" calcext:value-type="float">
            <text:p>4.36884914227486</text:p>
          </table:table-cell>
          <table:table-cell table:formula="of:=IF([.F3]&gt;0;  (   1+LOG([.F3];2)  )*LOG(  [.$A$2]/[.F$10] ; 2  )  ;0)" office:value-type="float" office:value="0" calcext:value-type="float">
            <text:p>0</text:p>
          </table:table-cell>
          <table:table-cell table:formula="of:=IF([.G3]&gt;0;  (   1+LOG([.G3];2)  )*LOG(  [.$A$2]/[.G$10] ; 2  )  ;0)" office:value-type="float" office:value="3.18442457113743" calcext:value-type="float">
            <text:p>3.18442457113743</text:p>
          </table:table-cell>
          <table:table-cell table:style-name="ce5"/>
          <table:table-cell table:style-name="ce5" office:value-type="string" calcext:value-type="string">
            <text:p>D1</text:p>
          </table:table-cell>
          <table:table-cell table:formula="of:=[.O30]/([.L23]*[.L26])" office:value-type="float" office:value="0.253765104212892" calcext:value-type="float">
            <text:p>0.253765104212892</text:p>
          </table:table-cell>
          <table:table-cell/>
          <table:table-cell table:formula="of:=SQRT([.C23]^2+[.D23]^2+[.E23]^2+[.F23]^2+[.G23]^2)" office:value-type="float" office:value="20.0867259594907" calcext:value-type="float">
            <text:p>20.0867259594907</text:p>
          </table:table-cell>
          <table:table-cell table:number-columns-repeated="2"/>
          <table:table-cell table:style-name="Default"/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D2</text:p>
          </table:table-cell>
          <table:table-cell table:formula="of:=IF([.C4]&gt;0;  (   1+LOG([.C4];2)  )*LOG(  [.$A$2]/[.C$10] ; 2  )  ;0)" office:value-type="float" office:value="8.5870595553759" calcext:value-type="float">
            <text:p>8.5870595553759</text:p>
          </table:table-cell>
          <table:table-cell table:formula="of:=IF([.D4]&gt;0;  (   1+LOG([.D4];2)  )*LOG(  [.$A$2]/[.D$10] ; 2  )  ;0)" office:value-type="float" office:value="0" calcext:value-type="float">
            <text:p>0</text:p>
          </table:table-cell>
          <table:table-cell table:formula="of:=IF([.E4]&gt;0;  (   1+LOG([.E4];2)  )*LOG(  [.$A$2]/[.E$10] ; 2  )  ;0)" office:value-type="float" office:value="8.31687964278366" calcext:value-type="float">
            <text:p>8.31687964278366</text:p>
          </table:table-cell>
          <table:table-cell table:formula="of:=IF([.F4]&gt;0;  (   1+LOG([.F4];2)  )*LOG(  [.$A$2]/[.F$10] ; 2  )  ;0)" office:value-type="float" office:value="10.9315685693242" calcext:value-type="float">
            <text:p>10.9315685693242</text:p>
          </table:table-cell>
          <table:table-cell table:formula="of:=IF([.G4]&gt;0;  (   1+LOG([.G4];2)  )*LOG(  [.$A$2]/[.G$10] ; 2  )  ;0)" office:value-type="float" office:value="10.5784294489111" calcext:value-type="float">
            <text:p>10.5784294489111</text:p>
          </table:table-cell>
          <table:table-cell table:style-name="ce5"/>
          <table:table-cell table:style-name="ce5" office:value-type="string" calcext:value-type="string">
            <text:p>D2</text:p>
          </table:table-cell>
          <table:table-cell table:formula="of:=[.O31]/([.L24]*[.L26])" office:value-type="float" office:value="0.694053244578525" calcext:value-type="float">
            <text:p>0.694053244578525</text:p>
          </table:table-cell>
          <table:table-cell/>
          <table:table-cell table:formula="of:=SQRT([.C24]^2+[.D24]^2+[.E24]^2+[.F24]^2+[.G24]^2)" office:value-type="float" office:value="19.3471041706904" calcext:value-type="float">
            <text:p>19.3471041706904</text:p>
          </table:table-cell>
          <table:table-cell table:number-columns-repeated="2"/>
          <table:table-cell table:style-name="Default"/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D3</text:p>
          </table:table-cell>
          <table:table-cell table:formula="of:=IF([.C5]&gt;0;  (   1+LOG([.C5];2)  )*LOG(  [.$A$2]/[.C$10] ; 2  )  ;0)" office:value-type="float" office:value="12.6477592827908" calcext:value-type="float">
            <text:p>12.6477592827908</text:p>
          </table:table-cell>
          <table:table-cell table:formula="of:=IF([.D5]&gt;0;  (   1+LOG([.D5];2)  )*LOG(  [.$A$2]/[.D$10] ; 2  )  ;0)" office:value-type="float" office:value="7.67300253543424" calcext:value-type="float">
            <text:p>7.67300253543424</text:p>
          </table:table-cell>
          <table:table-cell table:formula="of:=IF([.E5]&gt;0;  (   1+LOG([.E5];2)  )*LOG(  [.$A$2]/[.E$10] ; 2  )  ;0)" office:value-type="float" office:value="6.55327371341228" calcext:value-type="float">
            <text:p>6.55327371341228</text:p>
          </table:table-cell>
          <table:table-cell table:formula="of:=IF([.F5]&gt;0;  (   1+LOG([.F5];2)  )*LOG(  [.$A$2]/[.F$10] ; 2  )  ;0)" office:value-type="float" office:value="13.0630877983631" calcext:value-type="float">
            <text:p>13.0630877983631</text:p>
          </table:table-cell>
          <table:table-cell table:formula="of:=IF([.G5]&gt;0;  (   1+LOG([.G5];2)  )*LOG(  [.$A$2]/[.G$10] ; 2  )  ;0)" office:value-type="float" office:value="12.7376982845497" calcext:value-type="float">
            <text:p>12.7376982845497</text:p>
          </table:table-cell>
          <table:table-cell table:style-name="ce5"/>
          <table:table-cell table:style-name="ce5" office:value-type="string" calcext:value-type="string">
            <text:p>D3</text:p>
          </table:table-cell>
          <table:table-cell table:formula="of:=[.O32]/([.L25]*[.L26])" office:value-type="float" office:value="0.582746893701989" calcext:value-type="float">
            <text:p>0.582746893701989</text:p>
          </table:table-cell>
          <table:table-cell/>
          <table:table-cell table:formula="of:=SQRT([.C25]^2+[.D25]^2+[.E25]^2+[.F25]^2+[.G25]^2)" office:value-type="float" office:value="24.386049281568" calcext:value-type="float">
            <text:p>24.386049281568</text:p>
          </table:table-cell>
          <table:table-cell table:number-columns-repeated="52"/>
        </table:table-row>
        <table:table-row table:style-name="ro1">
          <table:table-cell/>
          <table:table-cell table:style-name="ce5" office:value-type="string" calcext:value-type="string">
            <text:p>q=”Computer Information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442457113743" calcext:value-type="float">
            <text:p>2.18442457113743</text:p>
          </table:table-cell>
          <table:table-cell office:value-type="float" office:value="0" calcext:value-type="float">
            <text:p>0</text:p>
          </table:table-cell>
          <table:table-cell office:value-type="float" office:value="3.18442457113743" calcext:value-type="float">
            <text:p>3.18442457113743</text:p>
          </table:table-cell>
          <table:table-cell/>
          <table:table-cell table:style-name="ce5" office:value-type="string" calcext:value-type="string">
            <text:p>q=”Computer Information”</text:p>
          </table:table-cell>
          <table:table-cell table:formula="of:=(([.L11]^2)+([.L13]^2))/([.L26]^2)" office:value-type="float" office:value="0.319985523934056" calcext:value-type="float">
            <text:p>0.319985523934056</text:p>
          </table:table-cell>
          <table:table-cell/>
          <table:table-cell table:formula="of:=SQRT([.C26]^2+[.D26]^2+[.E26]^2+[.F26]^2+[.G26]^2)" office:value-type="float" office:value="3.86164091498067" calcext:value-type="float">
            <text:p>3.86164091498067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Figure 4. TF-IDF Weights</text:p>
          </table:table-cell>
          <table:covered-table-cell table:number-columns-repeated="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5" office:value-type="string" calcext:value-type="string">
            <text:p>Document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ation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ce5" office:value-type="string" calcext:value-type="string">
            <text:p>D1</text:p>
          </table:table-cell>
          <table:table-cell table:formula="of:=[.C23]*[.C$26]" office:value-type="float" office:value="0" calcext:value-type="float">
            <text:p>0</text:p>
          </table:table-cell>
          <table:table-cell table:formula="of:=[.D23]*[.D$26]" office:value-type="float" office:value="0" calcext:value-type="float">
            <text:p>0</text:p>
          </table:table-cell>
          <table:table-cell table:formula="of:=[.E23]*[.E$26]" office:value-type="float" office:value="9.54342141397788" calcext:value-type="float">
            <text:p>9.54342141397788</text:p>
          </table:table-cell>
          <table:table-cell table:formula="of:=[.F23]*[.F$26]" office:value-type="float" office:value="0" calcext:value-type="float">
            <text:p>0</text:p>
          </table:table-cell>
          <table:table-cell table:formula="of:=[.G23]*[.G$26]" office:value-type="float" office:value="10.1405598492638" calcext:value-type="float">
            <text:p>10.1405598492638</text:p>
          </table:table-cell>
          <table:table-cell table:formula="of:=SUM([.J30:.N30])" office:value-type="float" office:value="19.6839812632417" calcext:value-type="float">
            <text:p>19.6839812632417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D1,database</text:p>
          </table:table-cell>
          <table:table-cell office:value-type="string" calcext:value-type="string">
            <text:p>D3,text</text:p>
          </table:table-cell>
          <table:table-cell office:value-type="string" calcext:value-type="string">
            <text:p>D3,information</text:p>
          </table:table-cell>
          <table:table-cell office:value-type="string" calcext:value-type="string">
            <text:p>D3,retrieval</text:p>
          </table:table-cell>
          <table:table-cell office:value-type="string" calcext:value-type="string">
            <text:p>D2,text</text:p>
          </table:table-cell>
          <table:table-cell table:number-columns-repeated="2"/>
          <table:table-cell table:style-name="ce5" office:value-type="string" calcext:value-type="string">
            <text:p>D2</text:p>
          </table:table-cell>
          <table:table-cell table:formula="of:=[.C24]*[.C$26]" office:value-type="float" office:value="0" calcext:value-type="float">
            <text:p>0</text:p>
          </table:table-cell>
          <table:table-cell table:formula="of:=[.D24]*[.D$26]" office:value-type="float" office:value="0" calcext:value-type="float">
            <text:p>0</text:p>
          </table:table-cell>
          <table:table-cell table:formula="of:=[.E24]*[.E$26]" office:value-type="float" office:value="18.1675962468893" calcext:value-type="float">
            <text:p>18.1675962468893</text:p>
          </table:table-cell>
          <table:table-cell table:formula="of:=[.F24]*[.F$26]" office:value-type="float" office:value="0" calcext:value-type="float">
            <text:p>0</text:p>
          </table:table-cell>
          <table:table-cell table:formula="of:=[.G24]*[.G$26]" office:value-type="float" office:value="33.6862106611562" calcext:value-type="float">
            <text:p>33.6862106611562</text:p>
          </table:table-cell>
          <table:table-cell table:formula="of:=SUM([.J31:.N31])" office:value-type="float" office:value="51.8538069080455" calcext:value-type="float">
            <text:p>51.8538069080455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6.5810826150176" calcext:value-type="float">
            <text:p>16.5810826150176</text:p>
          </table:table-cell>
          <table:table-cell office:value-type="float" office:value="13.0630877983631" calcext:value-type="float">
            <text:p>13.0630877983631</text:p>
          </table:table-cell>
          <table:table-cell office:value-type="float" office:value="12.7376982845497" calcext:value-type="float">
            <text:p>12.7376982845497</text:p>
          </table:table-cell>
          <table:table-cell office:value-type="float" office:value="12.6477592827908" calcext:value-type="float">
            <text:p>12.6477592827908</text:p>
          </table:table-cell>
          <table:table-cell office:value-type="float" office:value="10.9315685693242" calcext:value-type="float">
            <text:p>10.9315685693242</text:p>
          </table:table-cell>
          <table:table-cell table:number-columns-repeated="2"/>
          <table:table-cell table:style-name="ce5" office:value-type="string" calcext:value-type="string">
            <text:p>D3</text:p>
          </table:table-cell>
          <table:table-cell table:formula="of:=[.C25]*[.C$26]" office:value-type="float" office:value="0" calcext:value-type="float">
            <text:p>0</text:p>
          </table:table-cell>
          <table:table-cell table:formula="of:=[.D25]*[.D$26]" office:value-type="float" office:value="0" calcext:value-type="float">
            <text:p>0</text:p>
          </table:table-cell>
          <table:table-cell table:formula="of:=[.E25]*[.E$26]" office:value-type="float" office:value="14.3151321209668" calcext:value-type="float">
            <text:p>14.3151321209668</text:p>
          </table:table-cell>
          <table:table-cell table:formula="of:=[.F25]*[.F$26]" office:value-type="float" office:value="0" calcext:value-type="float">
            <text:p>0</text:p>
          </table:table-cell>
          <table:table-cell table:formula="of:=[.G25]*[.G$26]" office:value-type="float" office:value="40.5622393970552" calcext:value-type="float">
            <text:p>40.5622393970552</text:p>
          </table:table-cell>
          <table:table-cell table:formula="of:=SUM([.J32:.N32])" office:value-type="float" office:value="54.877371518022" calcext:value-type="float">
            <text:p>54.877371518022</text:p>
          </table:table-cell>
          <table:table-cell table:number-columns-repeated="49"/>
        </table:table-row>
        <table:table-row table:style-name="ro1">
          <table:table-cell table:number-columns-repeated="9"/>
          <table:table-cell table:number-columns-repeated="5" table:style-name="ce5" office:value-type="string" calcext:value-type="string">
            <text:p>q=”Computer Information”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2,information</text:p>
          </table:table-cell>
          <table:table-cell office:value-type="string" calcext:value-type="string">
            <text:p>D1,retrieval</text:p>
          </table:table-cell>
          <table:table-cell office:value-type="string" calcext:value-type="string">
            <text:p>D2,retrieval</text:p>
          </table:table-cell>
          <table:table-cell office:value-type="string" calcext:value-type="string">
            <text:p>D2,computer</text:p>
          </table:table-cell>
          <table:table-cell office:value-type="string" calcext:value-type="string">
            <text:p>D3,database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0.5784294489111" calcext:value-type="float">
            <text:p>10.5784294489111</text:p>
          </table:table-cell>
          <table:table-cell office:value-type="float" office:value="9.96578428466209" calcext:value-type="float">
            <text:p>9.96578428466209</text:p>
          </table:table-cell>
          <table:table-cell office:value-type="float" office:value="8.5870595553759" calcext:value-type="float">
            <text:p>8.5870595553759</text:p>
          </table:table-cell>
          <table:table-cell office:value-type="float" office:value="8.31687964278366" calcext:value-type="float">
            <text:p>8.31687964278366</text:p>
          </table:table-cell>
          <table:table-cell office:value-type="float" office:value="7.67300253543424" calcext:value-type="float">
            <text:p>7.6730025354342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3,computer</text:p>
          </table:table-cell>
          <table:table-cell office:value-type="string" calcext:value-type="string">
            <text:p>D1,computer</text:p>
          </table:table-cell>
          <table:table-cell office:value-type="string" calcext:value-type="string">
            <text:p>D1,information</text:p>
          </table:table-cell>
          <table:table-cell office:value-type="string" calcext:value-type="string">
            <text:p>D2,database</text:p>
          </table:table-cell>
          <table:table-cell office:value-type="string" calcext:value-type="string">
            <text:p>D1,text</text:p>
          </table:table-cell>
          <table:table-cell table:number-columns-repeated="58"/>
        </table:table-row>
        <table:table-row table:style-name="ro1">
          <table:table-cell/>
          <table:table-cell office:value-type="float" office:value="6.55327371341228" calcext:value-type="float">
            <text:p>6.55327371341228</text:p>
          </table:table-cell>
          <table:table-cell office:value-type="float" office:value="4.36884914227486" calcext:value-type="float">
            <text:p>4.36884914227486</text:p>
          </table:table-cell>
          <table:table-cell office:value-type="float" office:value="3.18442457113743" calcext:value-type="float">
            <text:p>3.18442457113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I23:Sheet1.K3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1:35:02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5T01:35:26.093000000</dc:date>
    <meta:editing-duration>PT6H36M8S</meta:editing-duration>
    <meta:editing-cycles>94</meta:editing-cycles>
    <meta:document-statistic meta:table-count="1" meta:cell-count="189" meta:object-count="0"/>
  </office:meta>
</office:document-meta>
</file>